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TIZ SEGOVIA, JORGE KEDI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ORTIZ SEGOVIA, JORGE KEDI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20762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ONZALES GUTIERREZ, MILAGRO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043108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18:52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